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8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26" calcext:value-type="float">
            <text:p>1726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51]+([.B51]-1)*2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3]+([.B63]-1)*20" office:value-type="float" office:value="2" calcext:value-type="float">
            <text:p>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4]+([.B64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65]+([.B65]-1)*20" office:value-type="float" office:value="46" calcext:value-type="float">
            <text:p>4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6]+([.B66]-1)*20" office:value-type="float" office:value="9" calcext:value-type="float">
            <text:p>9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];[.C127];[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];[.C128];[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];[.C129];[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];[.C130];[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134];[.J134];[.F134];[.G134];[.H134])" office:value-type="string" office:string-value="Str: 515  [6,901.0]" calcext:value-type="string">
            <text:p>Str: 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Dex: &quot;; [.E135];[.J135];[.F135];[.G135];[.H135])" office:value-type="string" office:string-value="Dex: 425  [2,805.0]" calcext:value-type="string">
            <text:p>Dex: 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Int: &quot;; [.E136];[.J136];[.F136]; [.G136]; [.H136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number-columns-repeated="1014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143])" office:value-type="float" office:value="5" calcext:value-type="float">
            <text:p>5</text:p>
          </table:table-cell>
          <table:table-cell table:formula="of:=REPT(&quot; &quot;;MAX([.$C$143:.$C$145])-[.C143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83]&lt;10; &quot;  &quot;; &quot; &quot;)" office:value-type="string" office:string-value=" " calcext:value-type="string">
            <text:p><text:s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4]; &quot;-&quot;; [.H184]; [.I184]; [.A46]; [.J184]; [.C184]; [.K184]; [.L184]; [.M184]; [.N184];[.O184];[.P184];[.Q184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155]-[.D184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84]&lt;10; &quot;  &quot;; &quot; &quot;)" office:value-type="string" office:string-value=" " calcext:value-type="string">
            <text:p><text:s/></text:p>
          </table:table-cell>
          <table:table-cell table:formula="of:=REPT(&quot; &quot;; [.E184])" office:value-type="string" office:string-value="     " calcext:value-type="string">
            <text:p><text:s text:c="5"/></text:p>
          </table:table-cell>
          <table:table-cell table:formula="of:=IF([.L184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155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155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155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9  Deviant of Humanity" calcext:value-type="string">
            <text:p>1-9 <text:s/>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9" calcext:value-type="float">
            <text:p>9</text:p>
          </table:table-cell>
          <table:table-cell table:formula="of:=IF([.H18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2  Soul Perception" calcext:value-type="string">
            <text:p>1-2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2" calcext:value-type="float">
            <text:p>2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820" calcext:value-type="string">
            <text:p>Vit: 820</text:p>
          </table:table-cell>
        </table:table-row>
        <table:table-row table:style-name="ro1">
          <table:table-cell table:formula="of:=[$Calculations.A133]" office:value-type="string" office:string-value="End: 420" calcext:value-type="string">
            <text:p>End: 420</text:p>
          </table:table-cell>
        </table:table-row>
        <table:table-row table:style-name="ro1">
          <table:table-cell table:formula="of:=[$Calculations.A134]" office:value-type="string" office:string-value="Str: 515  [6,901.0]" calcext:value-type="string">
            <text:p>Str: 515 <text:s/>[6,901.0]</text:p>
          </table:table-cell>
        </table:table-row>
        <table:table-row table:style-name="ro1">
          <table:table-cell table:formula="of:=[$Calculations.A135]" office:value-type="string" office:string-value="Dex: 425  [2,805.0]" calcext:value-type="string">
            <text:p>Dex: 425 <text:s/>[2,805.0]</text:p>
          </table:table-cell>
        </table:table-row>
        <table:table-row table:style-name="ro1">
          <table:table-cell table:formula="of:=[$Calculations.A136]" office:value-type="string" office:string-value="Int: 820 [10,988.0]" calcext:value-type="string">
            <text:p>Int: 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13.0%" calcext:value-type="string">
            <text:p>Resilience: 3,213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 8,200" calcext:value-type="string">
            <text:p>Health: <text:s text:c="2"/>8,200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19.8]" calcext:value-type="string">
            <text:p>hp/sec: <text:s/>0.27% [19.8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28% [hp x 40.49]" calcext:value-type="string">
            <text:p>Mitigation: <text:s text:c="6"/>97.528% [hp x 40.49]</text:p>
          </table:table-cell>
        </table:table-row>
        <table:table-row table:style-name="ro1">
          <table:table-cell table:formula="of:=[$Calculations.A153]" office:value-type="string" office:string-value="Effective Health: 329,525.2" calcext:value-type="string">
            <text:p>Effective Health: 329,525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5 Force                    x2 " calcext:value-type="string">
            <text:p>1-15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1-19 Space Shift              x2 " calcext:value-type="string">
            <text:p>1-19 Space Shift <text:s text:c="13"/>x2 </text:p>
          </table:table-cell>
        </table:table-row>
        <table:table-row table:style-name="ro1">
          <table:table-cell table:formula="of:=[$Calculations.A184]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</table:table-row>
        <table:table-row table:style-name="ro1">
          <table:table-cell table:formula="of:=[$Calculations.A185]" office:value-type="string" office:string-value="1-6  Space Awareness          x8 " calcext:value-type="string">
            <text:p>1-6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9  Deviant of Humanity" calcext:value-type="string">
            <text:p>1-9 <text:s/>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2  Soul Perception" calcext:value-type="string">
            <text:p>1-2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0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1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2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3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4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4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3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2:51:23.585000000</dc:date>
    <meta:generator>LibreOffice/7.0.5.2$Windows_X86_64 LibreOffice_project/64390860c6cd0aca4beafafcfd84613dd9dfb63a</meta:generator>
    <meta:editing-duration>PT7H55S</meta:editing-duration>
    <meta:editing-cycles>60</meta:editing-cycles>
    <meta:document-statistic meta:table-count="2" meta:cell-count="1587" meta:object-count="0"/>
    <meta:user-defined meta:name="AppVersion">16.0300</meta:user-defined>
  </office:meta>
</office:document-meta>
</file>